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ms Rmn" svg:font-family="'Tms Rm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style:font-name="Arial" fo:font-size="12pt" fo:language="pt" fo:country="BR" style:font-size-asian="12pt" style:font-name-complex="Arial3" style:font-size-complex="12pt"/>
    </style:style>
    <style:style style:name="P3" style:family="paragraph" style:parent-style-name="List_20_Paragraph">
      <style:paragraph-properties fo:text-align="center" style:justify-single-word="false"/>
      <style:text-properties style:font-name="Arial" fo:font-size="12pt" fo:language="pt" fo:country="BR" fo:font-weight="bold" style:font-size-asian="12pt" style:font-weight-asian="bold" style:font-name-complex="Arial3" style:font-size-complex="12pt"/>
    </style:style>
    <style:style style:name="P4" style:family="paragraph" style:parent-style-name="List_20_Paragraph">
      <style:paragraph-properties fo:text-align="justify" style:justify-single-word="false"/>
      <style:text-properties style:font-name="Arial" fo:font-size="12pt" fo:language="pt" fo:country="BR" fo:font-weight="bold" fo:background-color="transparent" style:font-size-asian="12pt" style:font-weight-asian="bold" style:font-name-complex="Arial3" style:font-size-complex="12pt"/>
    </style:style>
    <style:style style:name="P5" style:family="paragraph" style:parent-style-name="List_20_Paragraph">
      <style:paragraph-properties fo:text-align="justify" style:justify-single-word="false"/>
      <style:text-properties style:font-name="Arial" fo:font-size="12pt" fo:language="pt" fo:country="BR" fo:background-color="transparent" style:font-size-asian="12pt" style:font-name-complex="Arial3" style:font-size-complex="12pt"/>
    </style:style>
    <style:style style:name="P6" style:family="paragraph" style:parent-style-name="List_20_Paragraph">
      <style:paragraph-properties fo:text-align="justify" style:justify-single-word="false"/>
      <style:text-properties style:font-name="Arial" fo:font-size="12pt" fo:language="pt" fo:country="BR" officeooo:paragraph-rsid="00174a14" fo:background-color="transparent" style:font-size-asian="12pt" style:font-name-complex="Arial3" style:font-size-complex="12pt"/>
    </style:style>
    <style:style style:name="P7" style:family="paragraph" style:parent-style-name="List_20_Paragraph">
      <style:paragraph-properties fo:text-align="justify" style:justify-single-word="false"/>
      <style:text-properties style:font-name="Arial" fo:font-size="12pt" fo:language="pt" fo:country="BR" officeooo:rsid="000a104a" officeooo:paragraph-rsid="000a104a" fo:background-color="transparent" style:font-size-asian="12pt" style:font-name-complex="Arial3" style:font-size-complex="12pt"/>
    </style:style>
    <style:style style:name="P8" style:family="paragraph" style:parent-style-name="List_20_Paragraph">
      <style:paragraph-properties fo:text-align="justify" style:justify-single-word="false"/>
      <style:text-properties fo:background-color="transparen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anguage="pt" fo:country="BR" style:font-size-asian="12pt" style:font-name-complex="Arial3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language="pt" fo:country="BR" style:text-underline-style="solid" style:text-underline-width="auto" style:text-underline-color="font-color" fo:font-weight="bold" style:font-size-asian="14pt" style:font-weight-asian="bold" style:font-name-complex="Arial3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/>
    </style:style>
    <style:style style:name="P12" style:family="paragraph" style:parent-style-name="List_20_Paragraph" style:master-page-name="">
      <loext:graphic-properties draw:fill="none"/>
      <style:paragraph-properties fo:margin-left="1.3cm" fo:margin-right="0cm" fo:margin-top="0cm" fo:margin-bottom="0.353cm" loext:contextual-spacing="tru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" fo:font-size="12pt" fo:language="pt" fo:country="BR" fo:font-weight="bold" officeooo:rsid="00099b67" officeooo:paragraph-rsid="00099b67" fo:background-color="transparent" style:font-size-asian="12pt" style:font-weight-asian="bold" style:font-name-complex="Arial3" style:font-size-complex="12pt" style:font-weight-complex="bold"/>
    </style:style>
    <style:style style:name="P13" style:family="paragraph" style:parent-style-name="List_20_Paragraph" style:master-page-name="">
      <loext:graphic-properties draw:fill="none"/>
      <style:paragraph-properties fo:margin-left="1.3cm" fo:margin-right="0cm" fo:margin-top="0cm" fo:margin-bottom="0.353cm" loext:contextual-spacing="tru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" fo:font-size="12pt" fo:language="pt" fo:country="BR" fo:font-weight="bold" officeooo:rsid="00099b67" officeooo:paragraph-rsid="001954fb" fo:background-color="transparent" style:font-size-asian="12pt" style:font-weight-asian="bold" style:font-name-complex="Arial3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1.3cm" fo:margin-right="0cm" fo:margin-top="0cm" fo:margin-bottom="0.353cm" loext:contextual-spacing="true" fo:line-height="115%" fo:text-align="justify" style:justify-single-word="false" fo:orphans="2" fo:widows="2" fo:text-indent="-0.6cm" style:auto-text-indent="false" fo:background-color="transparent" style:writing-mode="lr-tb"/>
      <style:text-properties style:font-name="Arial" fo:font-size="12pt" fo:language="pt" fo:country="BR" officeooo:rsid="00099b67" officeooo:paragraph-rsid="00099b67" fo:background-color="transparent" style:font-size-asian="12pt" style:font-name-complex="Arial3" style:font-size-complex="12pt"/>
    </style:style>
    <style:style style:name="P15" style:family="paragraph" style:parent-style-name="Text_20_body">
      <style:text-properties style:font-name="Arial2" fo:font-size="12pt" style:text-underline-style="none" style:font-size-asian="12pt" style:font-size-complex="12pt"/>
    </style:style>
    <style:style style:name="P16" style:family="paragraph" style:parent-style-name="Text_20_body">
      <style:text-properties style:font-name="Arial2" fo:font-size="12pt" style:font-size-asian="12pt" style:font-size-complex="12pt"/>
    </style:style>
    <style:style style:name="P17" style:family="paragraph" style:parent-style-name="Standard" style:list-style-name="WWNum1">
      <style:paragraph-properties fo:margin-left="0cm" fo:margin-right="0cm" fo:margin-top="0cm" fo:margin-bottom="0cm" loext:contextual-spacing="false" fo:line-height="100%" fo:text-indent="0cm" style:auto-text-indent="false" style:writing-mode="lr-tb"/>
    </style:style>
    <style:style style:name="P18" style:family="paragraph" style:parent-style-name="Heading_20_1" style:master-page-name="Standard">
      <style:paragraph-properties style:page-number="auto"/>
      <style:text-properties fo:language="pt" fo:country="BR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style:font-name="Arial" fo:font-size="12pt" fo:language="pt" fo:country="BR" fo:font-weight="bold" fo:background-color="transparent" style:font-size-asian="12pt" style:font-weight-asian="bold" style:font-name-complex="Arial3" style:font-size-complex="12pt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000000" style:font-name="Tms Rmn" fo:font-size="10pt" officeooo:paragraph-rsid="0017f414" style:font-size-asian="10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style:font-name="Arial2" officeooo:paragraph-rsid="001d4725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style:font-name="Arial2" fo:font-size="12pt" officeooo:paragraph-rsid="001d4725" style:font-size-asian="12pt" style:font-size-complex="12pt"/>
    </style:style>
    <style:style style:name="T1" style:family="text">
      <style:text-properties style:font-name="Arial" fo:font-size="12pt" fo:language="pt" fo:country="BR" style:font-size-asian="12pt" style:font-name-complex="Arial3" style:font-size-complex="12pt"/>
    </style:style>
    <style:style style:name="T2" style:family="text">
      <style:text-properties style:font-name="Arial" fo:font-size="12pt" fo:language="pt" fo:country="BR" officeooo:rsid="000987aa" style:font-size-asian="12pt" style:font-name-complex="Arial3" style:font-size-complex="12pt"/>
    </style:style>
    <style:style style:name="T3" style:family="text">
      <style:text-properties style:font-name="Arial" fo:font-size="12pt" fo:language="pt" fo:country="BR" officeooo:rsid="000c67ce" style:font-size-asian="12pt" style:font-name-complex="Arial3" style:font-size-complex="12pt"/>
    </style:style>
    <style:style style:name="T4" style:family="text">
      <style:text-properties style:font-name="Arial" fo:font-size="12pt" fo:language="pt" fo:country="BR" officeooo:rsid="0012005e" style:font-size-asian="12pt" style:font-name-complex="Arial3" style:font-size-complex="12pt"/>
    </style:style>
    <style:style style:name="T5" style:family="text">
      <style:text-properties style:font-name="Arial" fo:font-size="12pt" fo:language="pt" fo:country="BR" fo:background-color="transparent" loext:char-shading-value="0" style:font-size-asian="12pt" style:font-name-complex="Arial3" style:font-size-complex="12pt"/>
    </style:style>
    <style:style style:name="T6" style:family="text">
      <style:text-properties style:font-name="Arial" fo:font-size="12pt" fo:language="pt" fo:country="BR" fo:font-weight="bold" fo:background-color="transparent" loext:char-shading-value="0" style:font-size-asian="12pt" style:font-weight-asian="bold" style:font-name-complex="Arial3" style:font-size-complex="12pt"/>
    </style:style>
    <style:style style:name="T7" style:family="text">
      <style:text-properties fo:color="#000000" style:font-name="Arial" fo:font-weight="bold" style:font-weight-asian="bold" style:font-name-complex="Arial3"/>
    </style:style>
    <style:style style:name="T8" style:family="text">
      <style:text-properties fo:color="#000000" style:font-name="Arial" style:font-name-complex="Arial3"/>
    </style:style>
    <style:style style:name="T9" style:family="text">
      <style:text-properties fo:color="#000000" style:font-name="Tms Rmn" fo:font-size="10pt" style:font-size-asian="10pt"/>
    </style:style>
    <style:style style:name="T10" style:family="text">
      <style:text-properties fo:color="#000000" style:font-name="Tms Rmn" fo:font-size="10pt" officeooo:rsid="0017f414" style:font-size-asian="10pt"/>
    </style:style>
    <style:style style:name="T11" style:family="text">
      <style:text-properties fo:color="#000000" style:font-name="Tms Rmn" fo:font-size="10pt" style:font-size-asian="10pt"/>
    </style:style>
    <style:style style:name="T12" style:family="text">
      <style:text-properties fo:color="#000000" style:font-name="Tms Rmn" fo:font-size="10pt" fo:language="pt" fo:country="BR" fo:background-color="transparent" loext:char-shading-value="0" style:font-size-asian="10pt" style:font-name-complex="Arial3" style:font-size-complex="12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fo:language="pt" fo:country="BR" fo:background-color="transparent" loext:char-shading-value="0" style:font-size-asian="10pt" style:font-name-complex="Arial3" style:font-size-complex="12pt"/>
    </style:style>
    <style:style style:name="T15" style:family="text">
      <style:text-properties fo:color="#000000"/>
    </style:style>
    <style:style style:name="T16" style:family="text">
      <style:text-properties fo:color="#000000" fo:language="pt" fo:country="BR" fo:background-color="transparent" loext:char-shading-value="0" style:font-name-complex="Arial3"/>
    </style:style>
    <style:style style:name="T17" style:family="text">
      <style:text-properties fo:color="#000000" officeooo:rsid="001d4725"/>
    </style:style>
    <style:style style:name="T18" style:family="text">
      <style:text-properties officeooo:rsid="000c67ce"/>
    </style:style>
    <style:style style:name="T19" style:family="text">
      <style:text-properties officeooo:rsid="000db48f"/>
    </style:style>
    <style:style style:name="T20" style:family="text">
      <style:text-properties officeooo:rsid="000de6e2"/>
    </style:style>
    <style:style style:name="T21" style:family="text">
      <style:text-properties officeooo:rsid="0012005e"/>
    </style:style>
    <style:style style:name="T22" style:family="text">
      <style:text-properties fo:font-variant="normal" fo:text-transform="none" fo:color="#000000" style:font-name="Arial2" fo:font-size="12pt" fo:letter-spacing="normal" fo:language="pt" fo:country="BR" fo:font-style="normal" fo:font-weight="normal" fo:background-color="transparent" loext:char-shading-value="0" style:font-size-asian="12pt" style:font-name-complex="Arial3" style:font-size-complex="12pt"/>
    </style:style>
    <style:style style:name="T23" style:family="text">
      <style:text-properties fo:font-variant="normal" fo:text-transform="none" fo:color="#000000" style:font-name="Arial1" fo:letter-spacing="normal" fo:font-style="normal" fo:font-weight="normal"/>
    </style:style>
    <style:style style:name="T24" style:family="text">
      <style:text-properties style:text-underline-style="none"/>
    </style:style>
    <style:style style:name="T25" style:family="text">
      <style:text-properties style:font-name="Arial2" fo:font-size="12pt" style:font-size-asian="12pt" style:font-size-complex="12pt"/>
    </style:style>
    <style:style style:name="T26" style:family="text">
      <style:text-properties fo:font-size="12pt" fo:language="pt" fo:country="BR" fo:font-weight="bold" fo:background-color="transparent" loext:char-shading-value="0" style:font-size-asian="12pt" style:font-weight-asian="bold" style:font-name-complex="Arial3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Lista da Central de Estágio –UFMG</text:h>
      <text:p text:style-name="P10"/>
      <text:list xml:id="list1465817762" text:style-name="WWNum1">
        <text:list-item>
          <text:p text:style-name="P19">Central de Estágios – Direito</text:p>
        </text:list-item>
      </text:list>
      <text:p text:style-name="P5">Responsável: Sueli de Souza</text:p>
      <text:p text:style-name="P5">Email: npj@direito.ufmg.br</text:p>
      <text:p text:style-name="P5">Telefone: 3409-8643 / <text:span text:style-name="T18">3409-8642</text:span></text:p>
      <text:p text:style-name="P5"/>
      <text:list xml:id="list94600963130990" text:continue-numbering="true" text:style-name="WWNum1">
        <text:list-item>
          <text:p text:style-name="P21"><text:span text:style-name="T26">Central de Estágio – Enfermagem</text:span></text:p>
          <text:p text:style-name="P22"><text:span text:style-name="T15">Curso</text:span><text:span text:style-name="T17">s</text:span><text:span text:style-name="T15">: Nutrição, Enfermagem e Gestão de Serviços de Saúde </text:span></text:p>
          <text:p text:style-name="P22"><text:span text:style-name="T15">Responsável: André Martins</text:span></text:p>
          <text:p text:style-name="P22"><text:span text:style-name="T15">Email: estagios@enf.ufmg.br </text:span></text:p>
          <text:p text:style-name="P22"><text:span text:style-name="T16">Telefone: 3409-9831</text:span></text:p>
        </text:list-item>
      </text:list>
      <text:p text:style-name="P4"/>
      <text:list xml:id="list94602449381442" text:continue-numbering="true" text:style-name="WWNum1">
        <text:list-item>
          <text:p text:style-name="P19">Central de Estágio – Medicina</text:p>
        </text:list-item>
      </text:list>
      <text:p text:style-name="P5">Responsável: <text:span text:style-name="T18">Jussara</text:span></text:p>
      <text:p text:style-name="P5">Email: convenios@medicina.ufmg.br</text:p>
      <text:p text:style-name="P5">Telefone:3409-9693 / <text:span text:style-name="T18">3409-8062</text:span></text:p>
      <text:p text:style-name="P4"/>
      <text:list xml:id="list94601637110078" text:continue-numbering="true" text:style-name="WWNum1">
        <text:list-item>
          <text:p text:style-name="P19">Central de Estágio – Escola de Arquitetura</text:p>
        </text:list-item>
      </text:list>
      <text:p text:style-name="P8"><text:span text:style-name="T1">Responsável: </text:span><text:span text:style-name="T2">Joana </text:span><text:span text:style-name="T3">Guimarães </text:span></text:p>
      <text:p text:style-name="P5">Email: centralestagios@arq.ufmg.br</text:p>
      <text:p text:style-name="P5">Telefone: 3409-8815 </text:p>
      <text:p text:style-name="P4"/>
      <text:list xml:id="list94600989236411" text:continue-numbering="true" text:style-name="WWNum1">
        <text:list-item>
          <text:p text:style-name="P19">Central de Estágio – Veterinária</text:p>
        </text:list-item>
      </text:list>
      <text:p text:style-name="P8"><text:span text:style-name="T1">Responsável: </text:span><text:span text:style-name="T4">Margaret Vieira </text:span></text:p>
      <text:p text:style-name="P1"><text:span text:style-name="T5">Email: </text:span><text:a xlink:type="simple" xlink:href="mailto:scestagios@vet.ufmg.br" text:style-name="Internet_20_link" text:visited-style-name="Visited_20_Internet_20_Link"><text:span text:style-name="Internet_20_link"><text:span text:style-name="T5">scestagios@vet.ufmg.br</text:span></text:span></text:a><text:span text:style-name="T5"> / </text:span><text:span text:style-name="T22">centralestagiosev@gmail.com </text:span></text:p>
      <text:p text:style-name="P5">Telefone: 3409-2137</text:p>
      <text:p text:style-name="P5"/>
      <text:list xml:id="list94602143969297" text:continue-numbering="true" text:style-name="WWNum1">
        <text:list-item>
          <text:p text:style-name="P19">Central de Estágio – ICB (Instituto de Ciências Biológicas)</text:p>
        </text:list-item>
      </text:list>
      <text:p text:style-name="P5">Responsável: <text:span text:style-name="T19">Ana Paula</text:span></text:p>
      <text:p text:style-name="P5">Email: coe@icb.ufmg.br</text:p>
      <text:p text:style-name="P5">Telefone: 3409-25<text:span text:style-name="T19">53</text:span></text:p>
      <text:p text:style-name="P4"/>
      <text:list xml:id="list94602406027209" text:continue-numbering="true" text:style-name="WWNum1">
        <text:list-item>
          <text:p text:style-name="P19">Central de Estágio – ICA (Instituto de Ciências Agrárias)</text:p>
        </text:list-item>
      </text:list>
      <text:p text:style-name="Text_20_body"><text:span text:style-name="Strong_20_Emphasis"><text:s text:c="7"/></text:span><text:span text:style-name="Strong_20_Emphasis"><text:span text:style-name="T25"><text:s text:c="2"/>Comissão de Estágio Supervisionado</text:span></text:span></text:p>
      <text:p text:style-name="P15"><text:s text:c="12"/>Responsável: <text:s/>Professor Dr. Theles de Oliveira Costa</text:p>
      <text:p text:style-name="P15"><text:s text:c="12"/>Telefone: (38) 2101-7915</text:p>
      <text:p text:style-name="P15"><text:s text:c="12"/>Secretária: Edinalva Gonçalves</text:p>
      <text:p text:style-name="P15"><text:s text:c="12"/>Telefone: (38) 2101-7741</text:p>
      <text:p text:style-name="P16"><text:span text:style-name="T24"><text:s text:c="12"/>Atendimento: 1</text:span>3h às 16h30 e 18h às 21h</text:p>
      <text:p text:style-name="P16"><text:s text:c="13"/>Prédio: CAAD – Sala 35</text:p>
      <text:p text:style-name="P16"><text:s text:c="12"/>E-mail: estagio@ica.ufmg.br</text:p>
      <text:p text:style-name="P1"><text:span text:style-name="Internet_20_link"><text:span text:style-name="T5"/></text:span></text:p>
      <text:p text:style-name="P5"/>
      <text:list xml:id="list94601882834419" text:continue-numbering="true" text:style-name="WWNum1">
        <text:list-item>
          <text:p text:style-name="P19"><text:soft-page-break/>Central de Estágio – FACE (Faculdade Ciências Econômicas)</text:p>
        </text:list-item>
      </text:list>
      <text:p text:style-name="P5">Responsável: <text:span text:style-name="T19">Lígia, Mara, Rosane</text:span></text:p>
      <text:p text:style-name="P5">Email: oportunidades@face.ufmg.br</text:p>
      <text:p text:style-name="P5">Telefone: 3409-7059</text:p>
      <text:p text:style-name="P4"/>
      <text:list xml:id="list94602184067266" text:continue-numbering="true" text:style-name="WWNum1">
        <text:list-item>
          <text:p text:style-name="P19">Central de Estágio – Escola de Engenharia</text:p>
        </text:list-item>
      </text:list>
      <text:p text:style-name="P5">Responsável: Gleicy</text:p>
      <text:p text:style-name="P5">Email: oportunidades@eng.ufmg.br</text:p>
      <text:p text:style-name="P5">Telefone: 3409 -3528</text:p>
      <text:p text:style-name="P8"><text:span text:style-name="T7">Centro de Graduação (CEGRAD</text:span><text:span text:style-name="T8">), você pode me encontrar nas segundas e quartas-feiras a partir das 12 horas no ramal </text:span><text:span text:style-name="T7">3665</text:span><text:span text:style-name="T8"> (CEGRAD) e nos demais dias da semana a partir das 09 horas no ramal 1760 (Central de Oportunidades).</text:span></text:p>
      <text:p text:style-name="P5"/>
      <text:p text:style-name="P4"/>
      <text:list xml:id="list94600960256206" text:continue-numbering="true" text:style-name="WWNum1">
        <text:list-item>
          <text:p text:style-name="P19">Central de Estágio -FAE (Faculdade de Educação)</text:p>
        </text:list-item>
      </text:list>
      <text:p text:style-name="P5">Responsável: <text:span text:style-name="T19">Carlos e Sávio</text:span></text:p>
      <text:p text:style-name="P5">Email: estagio@fae.ufmg.br</text:p>
      <text:p text:style-name="P5">Telefone: 3409-6216</text:p>
      <text:p text:style-name="P4"/>
      <text:list xml:id="list94600981002362" text:continue-numbering="true" text:style-name="WWNum1">
        <text:list-item>
          <text:p text:style-name="P19">Central de Estágio – FALE (Faculdade de Letras)</text:p>
        </text:list-item>
      </text:list>
      <text:p text:style-name="P5">Responsável: <text:span text:style-name="T20">Josie Martins</text:span></text:p>
      <text:p text:style-name="P5">Email: estagio@letras.ufmg.br</text:p>
      <text:p text:style-name="P5">Telefone: 3409-7475</text:p>
      <text:p text:style-name="P4"/>
      <text:list xml:id="list94601734741298" text:continue-numbering="true" text:style-name="WWNum1">
        <text:list-item>
          <text:p text:style-name="P19">Central de Estágio do COLTEC</text:p>
        </text:list-item>
      </text:list>
      <text:p text:style-name="P5">Responsáveis: <text:span text:style-name="T20">Alexandre </text:span></text:p>
      <text:p text:style-name="P5">Email: estagio@coltec.ufmg.br</text:p>
      <text:p text:style-name="P5">Telefone: 3409-4<text:span text:style-name="T20">940</text:span></text:p>
      <text:p text:style-name="P5"/>
      <text:p text:style-name="P12">13. Central de Estágios do ICEX</text:p>
      <text:p text:style-name="P14"><text:s text:c="7"/>Responsável: Fernanda</text:p>
      <text:p text:style-name="P14"><text:s text:c="7"/>Email: estagios@icex.ufmg.br</text:p>
      <text:p text:style-name="P7"><text:s/><text:span text:style-name="T20">Cursos: </text:span>Ciência da Computação, Sistemas de Informação, Ciências Atuariais</text:p>
      <text:p text:style-name="P7"/>
      <text:p text:style-name="P7"/>
      <text:p text:style-name="P13"/>
      <text:p text:style-name="P11"><text:span text:style-name="Strong_20_Emphasis"><text:span text:style-name="T23"/></text:span></text:p>
      <text:p text:style-name="P9"/>
      <text:p text:style-name="P2"/>
      <text:p text:style-name="P2"/>
      <text:p text:style-name="P2"/>
      <text:p text:style-name="P2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ms Rmn" svg:font-family="'Tms Rm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rfc-language-tag="es-ES-u-co-trad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style:rfc-language-tag="es-ES-u-co-trad" fo:language="es" fo:country="ES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cm" fo:margin-right="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d</meta:initial-creator>
    <meta:editing-cycles>30</meta:editing-cycles>
    <meta:print-date>2016-02-03T17:55:00</meta:print-date>
    <meta:creation-date>2016-02-03T18:05:00</meta:creation-date>
    <dc:date>2023-04-10T09:46:00.598000000</dc:date>
    <meta:editing-duration>PT2H47M21S</meta:editing-duration>
    <meta:generator>LibreOffice/6.0.6.2$Windows_X86_64 LibreOffice_project/0c292870b25a325b5ed35f6b45599d2ea4458e77</meta:generator>
    <meta:document-statistic meta:table-count="0" meta:image-count="0" meta:object-count="0" meta:page-count="2" meta:paragraph-count="60" meta:word-count="271" meta:character-count="2217" meta:non-whitespace-character-count="18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